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41a44" officeooo:paragraph-rsid="00041a4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41a44" officeooo:paragraph-rsid="00078c0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78c0c" officeooo:paragraph-rsid="00078c0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78c0c" officeooo:paragraph-rsid="0007b95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78c0c" officeooo:paragraph-rsid="000c7f1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1e0aa" officeooo:paragraph-rsid="0001e0aa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041a44" officeooo:paragraph-rsid="00041a44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041a44" officeooo:paragraph-rsid="00078c0c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041a44" officeooo:paragraph-rsid="0007b955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041a44" officeooo:paragraph-rsid="000c7f1d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078c0c" officeooo:paragraph-rsid="00078c0c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07b955" officeooo:paragraph-rsid="0007b955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07b955" officeooo:paragraph-rsid="000c7f1d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0c7f1d" officeooo:paragraph-rsid="000c7f1d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0c7f1d" officeooo:paragraph-rsid="000c7f1d" style:font-size-asian="11.3500003814697pt" style:font-weight-asian="normal" style:font-size-complex="13pt" style:font-weight-complex="normal"/>
    </style:style>
    <style:style style:name="T1" style:family="text">
      <style:text-properties officeooo:rsid="00078c0c"/>
    </style:style>
    <style:style style:name="T2" style:family="text">
      <style:text-properties officeooo:rsid="0007b955"/>
    </style:style>
    <style:style style:name="T3" style:family="text">
      <style:text-properties officeooo:rsid="000dd0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petições</text:p>
      <text:p text:style-name="P6"/>
      <text:p text:style-name="P1"><text:span text:style-name="T1">w</text:span>hile:</text:p>
      <text:p text:style-name="P1"/>
      <text:p text:style-name="P11">Testa a condição primeiro, se a condição for verdadeira continua a executar o bloco:</text:p>
      <text:p text:style-name="P1"/>
      <text:p text:style-name="P7">while (condição) {</text:p>
      <text:p text:style-name="P7"><text:tab/>// Comandos </text:p>
      <text:p text:style-name="P7">}</text:p>
      <text:p text:style-name="P7"/>
      <text:p text:style-name="P7"/>
      <text:p text:style-name="P7"/>
      <text:p text:style-name="P3">do … while:</text:p>
      <text:p text:style-name="P3"/>
      <text:p text:style-name="P11">Executa o bloco, se a condição for verdadeira, volta a executar o bloco:</text:p>
      <text:p text:style-name="P2"/>
      <text:p text:style-name="P8"><text:span text:style-name="T1">do</text:span> {</text:p>
      <text:p text:style-name="P8"><text:tab/>// Comandos </text:p>
      <text:p text:style-name="P8">} while (condição)</text:p>
      <text:p text:style-name="P9"/>
      <text:p text:style-name="P9"/>
      <text:p text:style-name="P9"/>
      <text:p text:style-name="P4"><text:span text:style-name="T2">for</text:span>:</text:p>
      <text:p text:style-name="P4"/>
      <text:p text:style-name="P12">Inicializa uma variável, faz um teste lógico e depois faz um incremento:</text:p>
      <text:p text:style-name="P12"/>
      <text:p text:style-name="P12">for(inicio; condição; incremento) {</text:p>
      <text:p text:style-name="P12"><text:tab/>// Comandos</text:p>
      <text:p text:style-name="P12">}</text:p>
      <text:p text:style-name="P10"/>
      <text:p text:style-name="P10"/>
      <text:p text:style-name="P10"/>
      <text:p text:style-name="P5"><text:span text:style-name="T2">for(in)</text:span>:</text:p>
      <text:p text:style-name="P5"/>
      <text:p text:style-name="P14">for simplificado para arrays, permite iterar sobre eles.</text:p>
      <text:p text:style-name="P13"/>
      <text:p text:style-name="P14">for(let pos in array) {</text:p>
      <text:p text:style-name="P14"><text:tab/><text:span text:style-name="T3">num =array</text:span>[pos]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59:52.025000000</meta:creation-date>
    <dc:date>2020-08-06T13:27:11.844000000</dc:date>
    <meta:editing-duration>PT5H9M54S</meta:editing-duration>
    <meta:editing-cycles>11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21" meta:word-count="82" meta:character-count="478" meta:non-whitespace-character-count="411"/>
  </office:meta>
</office:document-meta>
</file>